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0bb06" style:font-size-asian="14pt" style:font-size-complex="14pt"/>
    </style:style>
    <style:style style:name="P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2db5c7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0bb06"/>
    </style:style>
    <style:style style:name="P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weight="bold" officeooo:rsid="0000bb06" officeooo:paragraph-rsid="0031bcb1" style:font-weight-asian="bold" style:font-weight-complex="bold"/>
    </style:style>
    <style:style style:name="P5" style:family="paragraph" style:parent-style-name="Standard">
      <style:paragraph-properties fo:margin-top="0.101cm" fo:margin-bottom="0cm" loext:contextual-spacing="false"/>
      <style:text-properties officeooo:rsid="0000bb06" officeooo:paragraph-rsid="0000bb06"/>
    </style:style>
    <style:style style:name="P6" style:family="paragraph" style:parent-style-name="Standard">
      <style:paragraph-properties fo:margin-top="0.101cm" fo:margin-bottom="0cm" loext:contextual-spacing="false"/>
      <style:text-properties fo:font-size="18pt" fo:font-weight="bold" officeooo:rsid="0000bb06" officeooo:paragraph-rsid="0000bb06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.101cm" fo:margin-bottom="0cm" loext:contextual-spacing="false"/>
      <style:text-properties style:text-position="0% 100%" officeooo:rsid="00390abf" officeooo:paragraph-rsid="00397e27"/>
    </style:style>
    <style:style style:name="P8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92736"/>
    </style:style>
    <style:style style:name="P9" style:family="paragraph" style:parent-style-name="Standard">
      <style:paragraph-properties fo:margin-left="1.866cm" fo:margin-right="0cm" fo:margin-top="0.101cm" fo:margin-bottom="0cm" loext:contextual-spacing="false" fo:text-indent="0cm" style:auto-text-indent="false"/>
      <style:text-properties officeooo:rsid="00092736" officeooo:paragraph-rsid="00092736"/>
    </style:style>
    <style:style style:name="P10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92736" officeooo:paragraph-rsid="00092736"/>
    </style:style>
    <style:style style:name="P1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2fced2"/>
    </style:style>
    <style:style style:name="P12" style:family="paragraph" style:parent-style-name="Standard" style:master-page-name="">
      <loext:graphic-properties draw:fill="none"/>
      <style:paragraph-properties fo:margin-left="1.199cm" fo:margin-right="0cm" fo:margin-top="0.101cm" fo:margin-bottom="0cm" loext:contextual-spacing="false" fo:text-indent="0cm" style:auto-text-indent="false" style:page-number="auto" fo:background-color="transparent"/>
      <style:text-properties officeooo:paragraph-rsid="002fced2"/>
    </style:style>
    <style:style style:name="P13" style:family="paragraph" style:parent-style-name="Standard" style:master-page-name="">
      <loext:graphic-properties draw:fill="none"/>
      <style:paragraph-properties fo:margin-left="1.101cm" fo:margin-right="0cm" fo:margin-top="0.101cm" fo:margin-bottom="0cm" loext:contextual-spacing="false" fo:text-indent="0cm" style:auto-text-indent="false" style:page-number="auto" fo:background-color="transparent"/>
      <style:text-properties officeooo:rsid="00401a96" officeooo:paragraph-rsid="00397e27"/>
    </style:style>
    <style:style style:name="P14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0bb06"/>
    </style:style>
    <style:style style:name="P15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0bb06"/>
    </style:style>
    <style:style style:name="P16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171eca" officeooo:paragraph-rsid="00171eca"/>
    </style:style>
    <style:style style:name="P17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92736"/>
    </style:style>
    <style:style style:name="P18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0bb06"/>
    </style:style>
    <style:style style:name="P19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0bb06"/>
    </style:style>
    <style:style style:name="P20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11cc8"/>
    </style:style>
    <style:style style:name="P21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171eca"/>
    </style:style>
    <style:style style:name="P22" style:family="paragraph" style:parent-style-name="Standard" style:list-style-name="L3">
      <style:paragraph-properties fo:margin-top="0.101cm" fo:margin-bottom="0cm" loext:contextual-spacing="false"/>
      <style:text-properties officeooo:rsid="000300e3" officeooo:paragraph-rsid="000300e3"/>
    </style:style>
    <style:style style:name="P23" style:family="paragraph" style:parent-style-name="Standard" style:list-style-name="L3">
      <style:paragraph-properties fo:margin-top="0.101cm" fo:margin-bottom="0cm" loext:contextual-spacing="false"/>
      <style:text-properties officeooo:rsid="0006f2ce" officeooo:paragraph-rsid="0006f2ce"/>
    </style:style>
    <style:style style:name="P24" style:family="paragraph" style:parent-style-name="Standard" style:list-style-name="L5">
      <style:paragraph-properties fo:margin-top="0.101cm" fo:margin-bottom="0cm" loext:contextual-spacing="false"/>
      <style:text-properties officeooo:rsid="00235aa1" officeooo:paragraph-rsid="002fced2"/>
    </style:style>
    <style:style style:name="P25" style:family="paragraph" style:parent-style-name="Standard" style:list-style-name="L5">
      <style:paragraph-properties fo:margin-top="0.101cm" fo:margin-bottom="0cm" loext:contextual-spacing="false"/>
      <style:text-properties officeooo:rsid="00332e89" officeooo:paragraph-rsid="00332e89"/>
    </style:style>
    <style:style style:name="P26" style:family="paragraph" style:parent-style-name="Standard" style:master-page-name="">
      <loext:graphic-properties draw:fill="none"/>
      <style:paragraph-properties fo:margin-left="1.101cm" fo:margin-right="0cm" fo:margin-top="0.101cm" fo:margin-bottom="0cm" loext:contextual-spacing="false" fo:text-indent="0cm" style:auto-text-indent="false" style:page-number="auto" fo:background-color="transparent"/>
      <style:text-properties style:use-window-font-color="true" officeooo:rsid="003c5760" officeooo:paragraph-rsid="003c5760"/>
    </style:style>
    <style:style style:name="T1" style:family="text">
      <style:text-properties officeooo:rsid="00047f42"/>
    </style:style>
    <style:style style:name="T2" style:family="text">
      <style:text-properties officeooo:rsid="0004dee5"/>
    </style:style>
    <style:style style:name="T3" style:family="text">
      <style:text-properties fo:color="#008000" officeooo:rsid="0007e753"/>
    </style:style>
    <style:style style:name="T4" style:family="text">
      <style:text-properties officeooo:rsid="000aaa88"/>
    </style:style>
    <style:style style:name="T5" style:family="text">
      <style:text-properties officeooo:rsid="00137936"/>
    </style:style>
    <style:style style:name="T6" style:family="text">
      <style:text-properties officeooo:rsid="00154386"/>
    </style:style>
    <style:style style:name="T7" style:family="text">
      <style:text-properties officeooo:rsid="00201efb"/>
    </style:style>
    <style:style style:name="T8" style:family="text">
      <style:text-properties officeooo:rsid="002db5c7"/>
    </style:style>
    <style:style style:name="T9" style:family="text">
      <style:text-properties fo:font-size="18pt" officeooo:rsid="00235aa1" style:font-size-asian="18pt" style:font-size-complex="18pt"/>
    </style:style>
    <style:style style:name="T10" style:family="text">
      <style:text-properties fo:font-size="18pt" fo:font-weight="bold" officeooo:rsid="00235aa1" style:font-size-asian="18pt" style:font-weight-asian="bold" style:font-size-complex="18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31bcb1" style:font-size-asian="14pt" style:font-size-complex="14pt"/>
    </style:style>
    <style:style style:name="T13" style:family="text">
      <style:text-properties fo:font-size="14pt" officeooo:rsid="002db5c7" style:font-size-asian="14pt" style:font-size-complex="14pt"/>
    </style:style>
    <style:style style:name="T14" style:family="text">
      <style:text-properties fo:font-size="14pt" fo:font-weight="bold" officeooo:rsid="00235aa1" style:font-size-asian="12.25pt" style:font-weight-asian="bold" style:font-size-complex="14pt" style:font-weight-complex="bold"/>
    </style:style>
    <style:style style:name="T15" style:family="text">
      <style:text-properties officeooo:rsid="00332e89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3c5f11"/>
    </style:style>
    <style:style style:name="T18" style:family="text">
      <style:text-properties style:text-position="0% 100%" officeooo:rsid="003e2ce8"/>
    </style:style>
    <style:style style:name="T19" style:family="text">
      <style:text-properties officeooo:rsid="00397e2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8">UC12: </text:span>Rimuovi Operatore</text:p>
      <text:p text:style-name="P5"/>
      <text:p text:style-name="P5"/>
      <text:p text:style-name="P2"><text:span text:style-name="T8">Test 1</text:span>:<text:tab/>Rimozione Operatore Elementare</text:p>
      <text:p text:style-name="P3"/>
      <text:p text:style-name="P1">Input:</text:p>
      <text:list xml:id="list4502625080709282514" text:style-name="L1">
        <text:list-item>
          <text:p text:style-name="P14">Apertura di un foglio di lavoro selezionando: File/Nuova Regola</text:p>
        </text:list-item>
        <text:list-item>
          <text:p text:style-name="P16">Inserimento nome regola “rule_n”</text:p>
        </text:list-item>
        <text:list-item>
          <text:p text:style-name="P14">Inserimento Operatore selezionando: Costante/long</text:p>
        </text:list-item>
        <text:list-item>
          <text:p text:style-name="P14">Selezion<text:span text:style-name="T6">e</text:span> con tasto destro sull’operatore inserito al passo precedente</text:p>
        </text:list-item>
        <text:list-item>
          <text:p text:style-name="P14">Selezione opzione ellimina dal context Menu</text:p>
        </text:list-item>
      </text:list>
      <text:p text:style-name="P1">Output atteso:</text:p>
      <text:list xml:id="list8903948564575106360" text:style-name="L2">
        <text:list-header>
          <text:p text:style-name="P18">L’operatore Costante viene rimosso dal foglio di lavoro</text:p>
        </text:list-header>
      </text:list>
      <text:p text:style-name="P3"/>
      <text:p text:style-name="P3"/>
      <text:p text:style-name="P3"/>
      <text:p text:style-name="P3"/>
      <text:p text:style-name="P4"><text:span text:style-name="T13">Test 2</text:span><text:span text:style-name="T11">:<text:tab/>Rimozione Operatore Elementare </text:span><text:span text:style-name="T12">con collegamenti</text:span></text:p>
      <text:p text:style-name="P3"/>
      <text:p text:style-name="P1">Input:</text:p>
      <text:list xml:id="list3957048368053590778" text:style-name="L3">
        <text:list-item>
          <text:p text:style-name="P19">Apertura di un foglio di lavoro selezionando File/Nuova Regola</text:p>
        </text:list-item>
        <text:list-item>
          <text:p text:style-name="P21">Inserimento nome regola “rule_n”</text:p>
        </text:list-item>
        <text:list-item>
          <text:p text:style-name="P19">Inserimento Operatore selezionando Costante/long</text:p>
        </text:list-item>
        <text:list-item>
          <text:p text:style-name="P20">Inserimento Operatore selezionando <text:span text:style-name="T1">Somma</text:span>/long</text:p>
        </text:list-item>
        <text:list-item>
          <text:p text:style-name="P22">Collegamento <text:span text:style-name="T1">della porta di output dell’operatore costante con una porta di input dell’operatore somma</text:span></text:p>
        </text:list-item>
        <text:list-item>
          <text:p text:style-name="P23">Collegamento dell’altra porta di input dell’operatore somma con la porta di output dell’operatore costante <text:span text:style-name="T3">(cosi testiamo sia link come target che come source)</text:span></text:p>
        </text:list-item>
        <text:list-item>
          <text:p text:style-name="P19">Selezion<text:span text:style-name="T5">e</text:span> con tasto destro sull’operatore <text:span text:style-name="T2">costante</text:span></text:p>
        </text:list-item>
        <text:list-item>
          <text:p text:style-name="P19">Selezione opzione ellimina dal context Menu</text:p>
        </text:list-item>
      </text:list>
      <text:p text:style-name="P1">Output atteso:</text:p>
      <text:list xml:id="list3317691224407727709" text:style-name="L4">
        <text:list-header>
          <text:p text:style-name="P15">L’operatore <text:span text:style-name="T7">Costante</text:span> viene rimosso dal foglio di lavoro</text:p>
          <text:p text:style-name="P17">Vengono rimossi tutti i link i<text:span text:style-name="T4">nseriti</text:span></text:p>
        </text:list-header>
      </text:list>
      <text:p text:style-name="P8"/>
      <text:p text:style-name="P8"/>
      <text:p text:style-name="P9"/>
      <text:p text:style-name="P10"/>
      <text:p text:style-name="P11"><text:span text:style-name="T9"><text:tab/></text:span><text:span text:style-name="T14">Note</text:span><text:span text:style-name="T10">:</text:span></text:p>
      <text:p text:style-name="P12">Rispetto al UC1<text:span text:style-name="T15">2</text:span> riportato nel SRS sono state effettuate le seguenti modifiche (come già evidenziato nelle note delle fasi precedenti):</text:p>
      <text:list xml:id="list2192059372227149657" text:style-name="L5">
        <text:list-item>
          <text:p text:style-name="P24">Non è presente il punto <text:span text:style-name="T15">2 dello scenario principale</text:span></text:p>
        </text:list-item>
        <text:list-item>
          <text:p text:style-name="P25">Non è presente lo scenario alternativo <text:span text:style-name="T19">1 a</text:span></text:p>
        </text:list-item>
      </text:list>
      <text:p text:style-name="P13">Si sono individuate 2 partizioni diverse di possibili output: elliminazione di operatore con link connessi, e senza link connessi. Rispettando il concetto di equivalence partitioning ho approfondito il testing effettuando un test per ogni suddetta categoria</text:p>
      <text:p text:style-name="P7"><text:tab/></text:p>
      <text:p text:style-name="P7"><text:tab/>La Rimozione di un operatore di IO è trattata nell’apposita sezione</text:p>
      <text:p text:style-name="P7"/>
      <text:p text:style-name="P26"><text:span text:style-name="T18">La procedura ti testing mi ha fatto riscontrare</text:span><text:span text:style-name="T16"> un’</text:span><text:span text:style-name="T18">ulteriore </text:span><text:span text:style-name="T16">anomalia: ripetendo il Test 1 nel caso di due operatori parzialmente sovrapposti e tentando quindi di elliminare l’operatore sottostante, vengono elliminati entrambi. Questo comportamento non è analizzato in ulteriori test in quanto ritenuto un’anomalia di JointJs (che fornisce l’operatore da elliminare alla seleziona con il tasto destro) piuttosto che del nostro progetto</text:span><text:span text:style-name="T1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1:39:10.731669000</meta:creation-date>
    <meta:generator>LibreOffice/5.1.6.2$Linux_X86_64 LibreOffice_project/10m0$Build-2</meta:generator>
    <dc:date>2017-06-03T14:47:21.840593331</dc:date>
    <meta:editing-duration>PT1H27M18S</meta:editing-duration>
    <meta:editing-cycles>61</meta:editing-cycles>
    <meta:document-statistic meta:table-count="0" meta:image-count="0" meta:object-count="0" meta:page-count="2" meta:paragraph-count="31" meta:word-count="308" meta:character-count="2127" meta:non-whitespace-character-count="1863"/>
  </office:meta>
</office:document-meta>
</file>